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Developer Guide</text:p>
      <text:p text:style-name="P2"/>
      <text:p text:style-name="P3">Project design and implementation</text:p>
      <text:p text:style-name="P3"/>
      <text:p text:style-name="P4">Files / Directory structure</text:p>
      <text:p text:style-name="P5">ohheyyytherehihihihelloooooooo was chosen out of the need for a unique identifier. <text:s/>This is the name of the directory containing all of the files. <text:s/>Within this directory, you will see the following:</text:p>
      <text:p text:style-name="P5"/>
      <text:p text:style-name="P5">&gt; ohheyyytherehihihihelloooooooo</text:p>
      <text:p text:style-name="P5"><text:tab/>- app.yaml</text:p>
      <text:p text:style-name="P5"><text:tab/>- index.yaml</text:p>
      <text:p text:style-name="P5"><text:tab/>- survey.py</text:p>
      <text:p text:style-name="P5"><text:tab/>- surveyDB.py</text:p>
      <text:p text:style-name="P5"><text:tab/>- userGuide.odt</text:p>
      <text:p text:style-name="P5"><text:tab/>- developerGuide.odt</text:p>
      <text:p text:style-name="P5"><text:tab/>&gt; static</text:p>
      <text:p text:style-name="P5"><text:tab/> <text:s text:c="5"/>- survey.css</text:p>
      <text:p text:style-name="P5"><text:tab/> <text:s text:c="5"/>- surveyMod.css</text:p>
      <text:p text:style-name="P5"><text:tab/>&gt; templates</text:p>
      <text:p text:style-name="P5"><text:tab/> <text:s text:c="5"/>- footer.html</text:p>
      <text:p text:style-name="P5"><text:tab/> <text:s text:c="5"/>- form_end.html</text:p>
      <text:p text:style-name="P5"><text:tab/> <text:s text:c="5"/>- form_pre_end.html</text:p>
      <text:p text:style-name="P5"><text:tab/> <text:s text:c="5"/>- form_start.html</text:p>
      <text:p text:style-name="P5"><text:tab/> <text:s text:c="5"/>- header.html</text:p>
      <text:p text:style-name="P5"><text:tab/> <text:s text:c="5"/>- headerJs.html</text:p>
      <text:p text:style-name="P5"/>
      <text:p text:style-name="P4">General Project Design</text:p>
      <text:p text:style-name="P5">I tried to complete all of the requirements for a “B”, and then I added the JavaScript data visualization to the results page in an attempt to earn an “A”. <text:s/>In doing this I made my code incompatible across browsers. <text:s/>While the JavaScript does not display property in Chrome, It appears to be working correctly in current versions of Firefox (7.0 or 8.0). <text:s/>If I had more time, I would have added control statements to display html with other browsers, but currently the project must be viewed in Firefox.</text:p>
      <text:p text:style-name="P5"/>
      <text:p text:style-name="P5">I decided to make the number of questions and answers on each survey static. <text:s/>However, questions and answers can be left blank and everything still works properly. <text:s/>For the developer, this means that there is one class (SurveyInputPage) for the entire first page that extracts user data. <text:s/>Whether the user chooses to take a survey or create a survey, the submit button will be pressed and data will be captured.</text:p>
      <text:p text:style-name="P5"/>
      <text:p text:style-name="P5">If the user takes a survey where they have already answered certain questions, the checkboxes for those questions will be disabled. <text:s/>If the user creates a survey, then they will be taken to the results page. <text:s/>It is important not to select a survey and enter a survey at the same time. <text:s/>In the future controls should be build to prevent this.</text:p>
      <text:p text:style-name="P5"/>
      <text:p text:style-name="P5">This document is meant to provide a broad overview, but more detailed comments for developers can be found within the code. <text:s/>Please feel free to reach out to me with any issues at <text:a xlink:type="simple" xlink:href="mailto:smh436@nyu.edu">smh436@nyu.edu</text:a>.</text:p>
      <text:p text:style-name="P5"/>
      <text:p text:style-name="P5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09:30:04</dc:date>
    <dc:creator>Sean Helvey</dc:creator>
    <meta:editing-duration>PT55M31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1" meta:paragraph-count="29" meta:word-count="340" meta:character-count="2090"/>
  </office:meta>
</office:document-meta>
</file>